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98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18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2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82c34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number-columns-repeated="16377" table:default-cell-style-name="ce2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6382"/>
        </table:table-row>
        <table:table-row table:style-name="ro2">
          <table:table-cell table:style-name="ce1" office:value-type="string" calcext:value-type="string">
            <text:p>№ квартиры</text:p>
          </table:table-cell>
          <table:table-cell table:style-name="ce1" office:value-type="string" calcext:value-type="string">
            <text:p>Фамилия квартиросъемщика</text:p>
          </table:table-cell>
          <table:table-cell table:style-name="ce1" office:value-type="string" calcext:value-type="string">
            <text:p>Площадь, кв.м</text:p>
          </table:table-cell>
          <table:table-cell table:style-name="ce1" office:value-type="string" calcext:value-type="string">
            <text:p>Тариф, руб/кв.м</text:p>
          </table:table-cell>
          <table:table-cell table:style-name="ce1" office:value-type="string" calcext:value-type="string">
            <text:p>Сумма, руб</text:p>
          </table:table-cell>
          <table:table-cell table:style-name="ce1" office:value-type="string" calcext:value-type="string">
            <text:p>Срок оплаты</text:p>
          </table:table-cell>
          <table:table-cell table:style-name="ce1" office:value-type="string" calcext:value-type="string">
            <text:p>Дата оплаты</text:p>
          </table:table-cell>
          <table:table-cell table:style-name="ce1" office:value-type="string" calcext:value-type="string">
            <text:p>Просрочка, дней</text:p>
          </table:table-cell>
          <table:table-cell table:style-name="ce6" office:value-type="string" calcext:value-type="string">
            <text:p>Пени за 1 день</text:p>
          </table:table-cell>
          <table:table-cell table:style-name="ce1" office:value-type="string" calcext:value-type="string">
            <text:p>Штраф, руб</text:p>
          </table:table-cell>
          <table:table-cell table:style-name="ce1" office:value-type="string" calcext:value-type="string">
            <text:p>Итого, руб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мнова</text:p>
          </table:table-cell>
          <table:table-cell office:value-type="float" office:value="70" calcext:value-type="float">
            <text:p>70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]*[.D3]" office:value-type="float" office:value="1771" calcext:value-type="float">
            <text:p>1771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1" calcext:value-type="date">
            <text:p>01.09.2022</text:p>
          </table:table-cell>
          <table:table-cell table:formula="of:=IF([.G3]&lt;[.F3];0;([.G3]-[.F3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3]*[.I3]" office:value-type="float" office:value="0" calcext:value-type="float">
            <text:p>0</text:p>
          </table:table-cell>
          <table:table-cell table:formula="of:=[.E3]+[.J3]" office:value-type="float" office:value="1771" calcext:value-type="float">
            <text:p>1771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айрамшин</text:p>
          </table:table-cell>
          <table:table-cell table:formula="of:=[.C3]-0.5" office:value-type="float" office:value="69.5" calcext:value-type="float">
            <text:p>69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4]*[.D4]" office:value-type="float" office:value="1758.35" calcext:value-type="float">
            <text:p>1758,3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2" calcext:value-type="date">
            <text:p>02.09.2022</text:p>
          </table:table-cell>
          <table:table-cell table:formula="of:=IF([.G4]&lt;[.F4];0;([.G4]-[.F4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4]*[.I4]" office:value-type="float" office:value="0" calcext:value-type="float">
            <text:p>0</text:p>
          </table:table-cell>
          <table:table-cell table:formula="of:=[.E4]+[.J4]" office:value-type="float" office:value="1758.35" calcext:value-type="float">
            <text:p>1758,3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ашкирова</text:p>
          </table:table-cell>
          <table:table-cell table:formula="of:=[.C4]-0.5" office:value-type="float" office:value="69" calcext:value-type="float">
            <text:p>69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5]*[.D5]" office:value-type="float" office:value="1745.7" calcext:value-type="float">
            <text:p>1745,7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3" calcext:value-type="date">
            <text:p>03.09.2022</text:p>
          </table:table-cell>
          <table:table-cell table:formula="of:=IF([.G5]&lt;[.F5];0;([.G5]-[.F5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5]*[.I5]" office:value-type="float" office:value="0" calcext:value-type="float">
            <text:p>0</text:p>
          </table:table-cell>
          <table:table-cell table:formula="of:=[.E5]+[.J5]" office:value-type="float" office:value="1745.7" calcext:value-type="float">
            <text:p>1745,7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агаркин</text:p>
          </table:table-cell>
          <table:table-cell table:formula="of:=[.C5]-0.5" office:value-type="float" office:value="68.5" calcext:value-type="float">
            <text:p>68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6]*[.D6]" office:value-type="float" office:value="1733.05" calcext:value-type="float">
            <text:p>1733,0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4" calcext:value-type="date">
            <text:p>04.09.2022</text:p>
          </table:table-cell>
          <table:table-cell table:formula="of:=IF([.G6]&lt;[.F6];0;([.G6]-[.F6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6]*[.I6]" office:value-type="float" office:value="0" calcext:value-type="float">
            <text:p>0</text:p>
          </table:table-cell>
          <table:table-cell table:formula="of:=[.E6]+[.J6]" office:value-type="float" office:value="1733.05" calcext:value-type="float">
            <text:p>1733,0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айнуллина</text:p>
          </table:table-cell>
          <table:table-cell table:formula="of:=[.C6]-0.5" office:value-type="float" office:value="68" calcext:value-type="float">
            <text:p>68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7]*[.D7]" office:value-type="float" office:value="1720.4" calcext:value-type="float">
            <text:p>1720,4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5" calcext:value-type="date">
            <text:p>05.09.2022</text:p>
          </table:table-cell>
          <table:table-cell table:formula="of:=IF([.G7]&lt;[.F7];0;([.G7]-[.F7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7]*[.I7]" office:value-type="float" office:value="0" calcext:value-type="float">
            <text:p>0</text:p>
          </table:table-cell>
          <table:table-cell table:formula="of:=[.E7]+[.J7]" office:value-type="float" office:value="1720.4" calcext:value-type="float">
            <text:p>1720,4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алиаскаров</text:p>
          </table:table-cell>
          <table:table-cell table:formula="of:=[.C7]-0.5" office:value-type="float" office:value="67.5" calcext:value-type="float">
            <text:p>67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8]*[.D8]" office:value-type="float" office:value="1707.75" calcext:value-type="float">
            <text:p>1707,7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6" calcext:value-type="date">
            <text:p>06.09.2022</text:p>
          </table:table-cell>
          <table:table-cell table:formula="of:=IF([.G8]&lt;[.F8];0;([.G8]-[.F8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8]*[.I8]" office:value-type="float" office:value="0" calcext:value-type="float">
            <text:p>0</text:p>
          </table:table-cell>
          <table:table-cell table:formula="of:=[.E8]+[.J8]" office:value-type="float" office:value="1707.75" calcext:value-type="float">
            <text:p>1707,7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Гареева</text:p>
          </table:table-cell>
          <table:table-cell table:formula="of:=[.C8]-0.5" office:value-type="float" office:value="67" calcext:value-type="float">
            <text:p>67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9]*[.D9]" office:value-type="float" office:value="1695.1" calcext:value-type="float">
            <text:p>1695,1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7" calcext:value-type="date">
            <text:p>07.09.2022</text:p>
          </table:table-cell>
          <table:table-cell table:formula="of:=IF([.G9]&lt;[.F9];0;([.G9]-[.F9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9]*[.I9]" office:value-type="float" office:value="0" calcext:value-type="float">
            <text:p>0</text:p>
          </table:table-cell>
          <table:table-cell table:formula="of:=[.E9]+[.J9]" office:value-type="float" office:value="1695.1" calcext:value-type="float">
            <text:p>1695,1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Дуболазов</text:p>
          </table:table-cell>
          <table:table-cell table:formula="of:=[.C9]-0.5" office:value-type="float" office:value="66.5" calcext:value-type="float">
            <text:p>66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0]*[.D10]" office:value-type="float" office:value="1682.45" calcext:value-type="float">
            <text:p>1682,4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08" calcext:value-type="date">
            <text:p>08.09.2022</text:p>
          </table:table-cell>
          <table:table-cell table:formula="of:=IF([.G10]&lt;[.F10];0;([.G10]-[.F10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10]*[.I10]" office:value-type="float" office:value="0" calcext:value-type="float">
            <text:p>0</text:p>
          </table:table-cell>
          <table:table-cell table:formula="of:=[.E10]+[.J10]" office:value-type="float" office:value="1682.45" calcext:value-type="float">
            <text:p>1682,4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Лучин</text:p>
          </table:table-cell>
          <table:table-cell table:formula="of:=[.C10]-0.5" office:value-type="float" office:value="66" calcext:value-type="float">
            <text:p>66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1]*[.D11]" office:value-type="float" office:value="1669.8" calcext:value-type="float">
            <text:p>1669,8</text:p>
          </table:table-cell>
          <table:table-cell table:number-columns-repeated="2" table:style-name="ce5" office:value-type="date" office:date-value="2022-09-09" calcext:value-type="date">
            <text:p>09.09.2022</text:p>
          </table:table-cell>
          <table:table-cell table:formula="of:=IF([.G11]&lt;[.F11];0;([.G11]-[.F11]))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H11]*[.I11]" office:value-type="float" office:value="0" calcext:value-type="float">
            <text:p>0</text:p>
          </table:table-cell>
          <table:table-cell table:formula="of:=[.E11]+[.J11]" office:value-type="float" office:value="1669.8" calcext:value-type="float">
            <text:p>1669,8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Матижева</text:p>
          </table:table-cell>
          <table:table-cell table:formula="of:=[.C11]-0.5" office:value-type="float" office:value="65.5" calcext:value-type="float">
            <text:p>65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2]*[.D12]" office:value-type="float" office:value="1657.15" calcext:value-type="float">
            <text:p>1657,1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0" calcext:value-type="date">
            <text:p>10.09.2022</text:p>
          </table:table-cell>
          <table:table-cell table:formula="of:=IF([.G12]&lt;[.F12];0;([.G12]-[.F12]))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H12]*[.I12]" office:value-type="float" office:value="10" calcext:value-type="float">
            <text:p>10</text:p>
          </table:table-cell>
          <table:table-cell table:formula="of:=[.E12]+[.J12]" office:value-type="float" office:value="1667.15" calcext:value-type="float">
            <text:p>1667,1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Мифтахов</text:p>
          </table:table-cell>
          <table:table-cell table:formula="of:=[.C12]-0.5" office:value-type="float" office:value="65" calcext:value-type="float">
            <text:p>6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3]*[.D13]" office:value-type="float" office:value="1644.5" calcext:value-type="float">
            <text:p>1644,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1" calcext:value-type="date">
            <text:p>11.09.2022</text:p>
          </table:table-cell>
          <table:table-cell table:formula="of:=IF([.G13]&lt;[.F13];0;([.G13]-[.F13]))" office:value-type="float" office:value="2" calcext:value-type="float">
            <text:p>2</text:p>
          </table:table-cell>
          <table:table-cell table:formula="of:=10" office:value-type="float" office:value="10" calcext:value-type="float">
            <text:p>10</text:p>
          </table:table-cell>
          <table:table-cell table:formula="of:=[.H13]*[.I13]" office:value-type="float" office:value="20" calcext:value-type="float">
            <text:p>20</text:p>
          </table:table-cell>
          <table:table-cell table:formula="of:=[.E13]+[.J13]" office:value-type="float" office:value="1664.5" calcext:value-type="float">
            <text:p>1664,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Нугъманов</text:p>
          </table:table-cell>
          <table:table-cell table:formula="of:=[.C13]-0.5" office:value-type="float" office:value="64.5" calcext:value-type="float">
            <text:p>64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4]*[.D14]" office:value-type="float" office:value="1631.85" calcext:value-type="float">
            <text:p>1631,8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2" calcext:value-type="date">
            <text:p>12.09.2022</text:p>
          </table:table-cell>
          <table:table-cell table:formula="of:=IF([.G14]&lt;[.F14];0;([.G14]-[.F14]))"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  <table:table-cell table:formula="of:=[.H14]*[.I14]" office:value-type="float" office:value="30" calcext:value-type="float">
            <text:p>30</text:p>
          </table:table-cell>
          <table:table-cell table:formula="of:=[.E14]+[.J14]" office:value-type="float" office:value="1661.85" calcext:value-type="float">
            <text:p>1661,8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Проскура</text:p>
          </table:table-cell>
          <table:table-cell table:formula="of:=[.C14]-0.5" office:value-type="float" office:value="64" calcext:value-type="float">
            <text:p>64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5]*[.D15]" office:value-type="float" office:value="1619.2" calcext:value-type="float">
            <text:p>1619,2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3" calcext:value-type="date">
            <text:p>13.09.2022</text:p>
          </table:table-cell>
          <table:table-cell table:formula="of:=IF([.G15]&lt;[.F15];0;([.G15]-[.F15]))" office:value-type="float" office:value="4" calcext:value-type="float">
            <text:p>4</text:p>
          </table:table-cell>
          <table:table-cell table:formula="of:=10" office:value-type="float" office:value="10" calcext:value-type="float">
            <text:p>10</text:p>
          </table:table-cell>
          <table:table-cell table:formula="of:=[.H15]*[.I15]" office:value-type="float" office:value="40" calcext:value-type="float">
            <text:p>40</text:p>
          </table:table-cell>
          <table:table-cell table:formula="of:=[.E15]+[.J15]" office:value-type="float" office:value="1659.2" calcext:value-type="float">
            <text:p>1659,2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Рафиков</text:p>
          </table:table-cell>
          <table:table-cell table:formula="of:=[.C15]-0.5" office:value-type="float" office:value="63.5" calcext:value-type="float">
            <text:p>63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6]*[.D16]" office:value-type="float" office:value="1606.55" calcext:value-type="float">
            <text:p>1606,5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4" calcext:value-type="date">
            <text:p>14.09.2022</text:p>
          </table:table-cell>
          <table:table-cell table:formula="of:=IF([.G16]&lt;[.F16];0;([.G16]-[.F16]))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[.H16]*[.I16]" office:value-type="float" office:value="50" calcext:value-type="float">
            <text:p>50</text:p>
          </table:table-cell>
          <table:table-cell table:formula="of:=[.E16]+[.J16]" office:value-type="float" office:value="1656.55" calcext:value-type="float">
            <text:p>1656,5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Рахматулов</text:p>
          </table:table-cell>
          <table:table-cell table:formula="of:=[.C16]-0.5" office:value-type="float" office:value="63" calcext:value-type="float">
            <text:p>63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7]*[.D17]" office:value-type="float" office:value="1593.9" calcext:value-type="float">
            <text:p>1593,9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5" calcext:value-type="date">
            <text:p>15.09.2022</text:p>
          </table:table-cell>
          <table:table-cell table:formula="of:=IF([.G17]&lt;[.F17];0;([.G17]-[.F17]))" office:value-type="float" office:value="6" calcext:value-type="float">
            <text:p>6</text:p>
          </table:table-cell>
          <table:table-cell table:formula="of:=10" office:value-type="float" office:value="10" calcext:value-type="float">
            <text:p>10</text:p>
          </table:table-cell>
          <table:table-cell table:formula="of:=[.H17]*[.I17]" office:value-type="float" office:value="60" calcext:value-type="float">
            <text:p>60</text:p>
          </table:table-cell>
          <table:table-cell table:formula="of:=[.E17]+[.J17]" office:value-type="float" office:value="1653.9" calcext:value-type="float">
            <text:p>1653,9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Смирнова</text:p>
          </table:table-cell>
          <table:table-cell table:formula="of:=[.C17]-0.5" office:value-type="float" office:value="62.5" calcext:value-type="float">
            <text:p>62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8]*[.D18]" office:value-type="float" office:value="1581.25" calcext:value-type="float">
            <text:p>1581,2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6" calcext:value-type="date">
            <text:p>16.09.2022</text:p>
          </table:table-cell>
          <table:table-cell table:formula="of:=IF([.G18]&lt;[.F18];0;([.G18]-[.F18]))" office:value-type="float" office:value="7" calcext:value-type="float">
            <text:p>7</text:p>
          </table:table-cell>
          <table:table-cell table:formula="of:=10" office:value-type="float" office:value="10" calcext:value-type="float">
            <text:p>10</text:p>
          </table:table-cell>
          <table:table-cell table:formula="of:=[.H18]*[.I18]" office:value-type="float" office:value="70" calcext:value-type="float">
            <text:p>70</text:p>
          </table:table-cell>
          <table:table-cell table:formula="of:=[.E18]+[.J18]" office:value-type="float" office:value="1651.25" calcext:value-type="float">
            <text:p>1651,2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Соловьев</text:p>
          </table:table-cell>
          <table:table-cell table:formula="of:=[.C18]-0.5" office:value-type="float" office:value="62" calcext:value-type="float">
            <text:p>62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19]*[.D19]" office:value-type="float" office:value="1568.6" calcext:value-type="float">
            <text:p>1568,6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7" calcext:value-type="date">
            <text:p>17.09.2022</text:p>
          </table:table-cell>
          <table:table-cell table:formula="of:=IF([.G19]&lt;[.F19];0;([.G19]-[.F19]))" office:value-type="float" office:value="8" calcext:value-type="float">
            <text:p>8</text:p>
          </table:table-cell>
          <table:table-cell table:formula="of:=10" office:value-type="float" office:value="10" calcext:value-type="float">
            <text:p>10</text:p>
          </table:table-cell>
          <table:table-cell table:formula="of:=[.H19]*[.I19]" office:value-type="float" office:value="80" calcext:value-type="float">
            <text:p>80</text:p>
          </table:table-cell>
          <table:table-cell table:formula="of:=[.E19]+[.J19]" office:value-type="float" office:value="1648.6" calcext:value-type="float">
            <text:p>1648,6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Спирина</text:p>
          </table:table-cell>
          <table:table-cell table:formula="of:=[.C19]-0.5" office:value-type="float" office:value="61.5" calcext:value-type="float">
            <text:p>61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0]*[.D20]" office:value-type="float" office:value="1555.95" calcext:value-type="float">
            <text:p>1555,9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8" calcext:value-type="date">
            <text:p>18.09.2022</text:p>
          </table:table-cell>
          <table:table-cell table:formula="of:=IF([.G20]&lt;[.F20];0;([.G20]-[.F20]))"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  <table:table-cell table:formula="of:=[.H20]*[.I20]" office:value-type="float" office:value="90" calcext:value-type="float">
            <text:p>90</text:p>
          </table:table-cell>
          <table:table-cell table:formula="of:=[.E20]+[.J20]" office:value-type="float" office:value="1645.95" calcext:value-type="float">
            <text:p>1645,9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Хайруллин</text:p>
          </table:table-cell>
          <table:table-cell table:formula="of:=[.C20]-0.5" office:value-type="float" office:value="61" calcext:value-type="float">
            <text:p>61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1]*[.D21]" office:value-type="float" office:value="1543.3" calcext:value-type="float">
            <text:p>1543,3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19" calcext:value-type="date">
            <text:p>19.09.2022</text:p>
          </table:table-cell>
          <table:table-cell table:formula="of:=IF([.G21]&lt;[.F21];0;([.G21]-[.F21]))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[.H21]*[.I21]" office:value-type="float" office:value="100" calcext:value-type="float">
            <text:p>100</text:p>
          </table:table-cell>
          <table:table-cell table:formula="of:=[.E21]+[.J21]" office:value-type="float" office:value="1643.3" calcext:value-type="float">
            <text:p>1643,3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Харисов</text:p>
          </table:table-cell>
          <table:table-cell table:formula="of:=[.C21]-0.5" office:value-type="float" office:value="60.5" calcext:value-type="float">
            <text:p>60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2]*[.D22]" office:value-type="float" office:value="1530.65" calcext:value-type="float">
            <text:p>1530,6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0" calcext:value-type="date">
            <text:p>20.09.2022</text:p>
          </table:table-cell>
          <table:table-cell table:formula="of:=IF([.G22]&lt;[.F22];0;([.G22]-[.F22]))" office:value-type="float" office:value="11" calcext:value-type="float">
            <text:p>11</text:p>
          </table:table-cell>
          <table:table-cell table:formula="of:=10" office:value-type="float" office:value="10" calcext:value-type="float">
            <text:p>10</text:p>
          </table:table-cell>
          <table:table-cell table:formula="of:=[.H22]*[.I22]" office:value-type="float" office:value="110" calcext:value-type="float">
            <text:p>110</text:p>
          </table:table-cell>
          <table:table-cell table:formula="of:=[.E22]+[.J22]" office:value-type="float" office:value="1640.65" calcext:value-type="float">
            <text:p>1640,6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Куропаткин 1</text:p>
          </table:table-cell>
          <table:table-cell table:formula="of:=[.C22]-0.5" office:value-type="float" office:value="60" calcext:value-type="float">
            <text:p>60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3]*[.D23]" office:value-type="float" office:value="1518" calcext:value-type="float">
            <text:p>1518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1" calcext:value-type="date">
            <text:p>21.09.2022</text:p>
          </table:table-cell>
          <table:table-cell table:formula="of:=IF([.G23]&lt;[.F23];0;([.G23]-[.F23]))" office:value-type="float" office:value="12" calcext:value-type="float">
            <text:p>12</text:p>
          </table:table-cell>
          <table:table-cell table:formula="of:=10" office:value-type="float" office:value="10" calcext:value-type="float">
            <text:p>10</text:p>
          </table:table-cell>
          <table:table-cell table:formula="of:=[.H23]*[.I23]" office:value-type="float" office:value="120" calcext:value-type="float">
            <text:p>120</text:p>
          </table:table-cell>
          <table:table-cell table:formula="of:=[.E23]+[.J23]" office:value-type="float" office:value="1638" calcext:value-type="float">
            <text:p>1638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Куропаткин 2</text:p>
          </table:table-cell>
          <table:table-cell table:formula="of:=[.C23]-0.5" office:value-type="float" office:value="59.5" calcext:value-type="float">
            <text:p>59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4]*[.D24]" office:value-type="float" office:value="1505.35" calcext:value-type="float">
            <text:p>1505,3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2" calcext:value-type="date">
            <text:p>22.09.2022</text:p>
          </table:table-cell>
          <table:table-cell table:formula="of:=IF([.G24]&lt;[.F24];0;([.G24]-[.F24]))" office:value-type="float" office:value="13" calcext:value-type="float">
            <text:p>13</text:p>
          </table:table-cell>
          <table:table-cell table:formula="of:=10" office:value-type="float" office:value="10" calcext:value-type="float">
            <text:p>10</text:p>
          </table:table-cell>
          <table:table-cell table:formula="of:=[.H24]*[.I24]" office:value-type="float" office:value="130" calcext:value-type="float">
            <text:p>130</text:p>
          </table:table-cell>
          <table:table-cell table:formula="of:=[.E24]+[.J24]" office:value-type="float" office:value="1635.35" calcext:value-type="float">
            <text:p>1635,3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Куропаткин 3</text:p>
          </table:table-cell>
          <table:table-cell table:formula="of:=[.C24]-0.5" office:value-type="float" office:value="59" calcext:value-type="float">
            <text:p>59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5]*[.D25]" office:value-type="float" office:value="1492.7" calcext:value-type="float">
            <text:p>1492,7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3" calcext:value-type="date">
            <text:p>23.09.2022</text:p>
          </table:table-cell>
          <table:table-cell table:formula="of:=IF([.G25]&lt;[.F25];0;([.G25]-[.F25]))"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  <table:table-cell table:formula="of:=[.H25]*[.I25]" office:value-type="float" office:value="140" calcext:value-type="float">
            <text:p>140</text:p>
          </table:table-cell>
          <table:table-cell table:formula="of:=[.E25]+[.J25]" office:value-type="float" office:value="1632.7" calcext:value-type="float">
            <text:p>1632,7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Куропаткин 4</text:p>
          </table:table-cell>
          <table:table-cell table:formula="of:=[.C25]-0.5" office:value-type="float" office:value="58.5" calcext:value-type="float">
            <text:p>58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6]*[.D26]" office:value-type="float" office:value="1480.05" calcext:value-type="float">
            <text:p>1480,0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4" calcext:value-type="date">
            <text:p>24.09.2022</text:p>
          </table:table-cell>
          <table:table-cell table:formula="of:=IF([.G26]&lt;[.F26];0;([.G26]-[.F26]))"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  <table:table-cell table:formula="of:=[.H26]*[.I26]" office:value-type="float" office:value="150" calcext:value-type="float">
            <text:p>150</text:p>
          </table:table-cell>
          <table:table-cell table:formula="of:=[.E26]+[.J26]" office:value-type="float" office:value="1630.05" calcext:value-type="float">
            <text:p>1630,0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Куропаткин 5</text:p>
          </table:table-cell>
          <table:table-cell table:formula="of:=[.C26]-0.5" office:value-type="float" office:value="58" calcext:value-type="float">
            <text:p>58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7]*[.D27]" office:value-type="float" office:value="1467.4" calcext:value-type="float">
            <text:p>1467,4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5" calcext:value-type="date">
            <text:p>25.09.2022</text:p>
          </table:table-cell>
          <table:table-cell table:formula="of:=IF([.G27]&lt;[.F27];0;([.G27]-[.F27]))" office:value-type="float" office:value="16" calcext:value-type="float">
            <text:p>16</text:p>
          </table:table-cell>
          <table:table-cell table:formula="of:=10" office:value-type="float" office:value="10" calcext:value-type="float">
            <text:p>10</text:p>
          </table:table-cell>
          <table:table-cell table:formula="of:=[.H27]*[.I27]" office:value-type="float" office:value="160" calcext:value-type="float">
            <text:p>160</text:p>
          </table:table-cell>
          <table:table-cell table:formula="of:=[.E27]+[.J27]" office:value-type="float" office:value="1627.4" calcext:value-type="float">
            <text:p>1627,4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Куропаткин 6</text:p>
          </table:table-cell>
          <table:table-cell table:formula="of:=[.C27]-0.5" office:value-type="float" office:value="57.5" calcext:value-type="float">
            <text:p>57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8]*[.D28]" office:value-type="float" office:value="1454.75" calcext:value-type="float">
            <text:p>1454,7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6" calcext:value-type="date">
            <text:p>26.09.2022</text:p>
          </table:table-cell>
          <table:table-cell table:formula="of:=IF([.G28]&lt;[.F28];0;([.G28]-[.F28]))" office:value-type="float" office:value="17" calcext:value-type="float">
            <text:p>17</text:p>
          </table:table-cell>
          <table:table-cell table:formula="of:=10" office:value-type="float" office:value="10" calcext:value-type="float">
            <text:p>10</text:p>
          </table:table-cell>
          <table:table-cell table:formula="of:=[.H28]*[.I28]" office:value-type="float" office:value="170" calcext:value-type="float">
            <text:p>170</text:p>
          </table:table-cell>
          <table:table-cell table:formula="of:=[.E28]+[.J28]" office:value-type="float" office:value="1624.75" calcext:value-type="float">
            <text:p>1624,7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Куропаткин 7</text:p>
          </table:table-cell>
          <table:table-cell table:formula="of:=[.C28]-0.5" office:value-type="float" office:value="57" calcext:value-type="float">
            <text:p>57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29]*[.D29]" office:value-type="float" office:value="1442.1" calcext:value-type="float">
            <text:p>1442,1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7" calcext:value-type="date">
            <text:p>27.09.2022</text:p>
          </table:table-cell>
          <table:table-cell table:formula="of:=IF([.G29]&lt;[.F29];0;([.G29]-[.F29]))" office:value-type="float" office:value="18" calcext:value-type="float">
            <text:p>18</text:p>
          </table:table-cell>
          <table:table-cell table:formula="of:=10" office:value-type="float" office:value="10" calcext:value-type="float">
            <text:p>10</text:p>
          </table:table-cell>
          <table:table-cell table:formula="of:=[.H29]*[.I29]" office:value-type="float" office:value="180" calcext:value-type="float">
            <text:p>180</text:p>
          </table:table-cell>
          <table:table-cell table:formula="of:=[.E29]+[.J29]" office:value-type="float" office:value="1622.1" calcext:value-type="float">
            <text:p>1622,1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Куропаткин 8</text:p>
          </table:table-cell>
          <table:table-cell table:formula="of:=[.C29]-0.5" office:value-type="float" office:value="56.5" calcext:value-type="float">
            <text:p>56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0]*[.D30]" office:value-type="float" office:value="1429.45" calcext:value-type="float">
            <text:p>1429,4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8" calcext:value-type="date">
            <text:p>28.09.2022</text:p>
          </table:table-cell>
          <table:table-cell table:formula="of:=IF([.G30]&lt;[.F30];0;([.G30]-[.F30]))" office:value-type="float" office:value="19" calcext:value-type="float">
            <text:p>19</text:p>
          </table:table-cell>
          <table:table-cell table:formula="of:=10" office:value-type="float" office:value="10" calcext:value-type="float">
            <text:p>10</text:p>
          </table:table-cell>
          <table:table-cell table:formula="of:=[.H30]*[.I30]" office:value-type="float" office:value="190" calcext:value-type="float">
            <text:p>190</text:p>
          </table:table-cell>
          <table:table-cell table:formula="of:=[.E30]+[.J30]" office:value-type="float" office:value="1619.45" calcext:value-type="float">
            <text:p>1619,4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Куропаткин 9</text:p>
          </table:table-cell>
          <table:table-cell table:formula="of:=[.C30]-0.5" office:value-type="float" office:value="56" calcext:value-type="float">
            <text:p>56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1]*[.D31]" office:value-type="float" office:value="1416.8" calcext:value-type="float">
            <text:p>1416,8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29" calcext:value-type="date">
            <text:p>29.09.2022</text:p>
          </table:table-cell>
          <table:table-cell table:formula="of:=IF([.G31]&lt;[.F31];0;([.G31]-[.F31]))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[.H31]*[.I31]" office:value-type="float" office:value="200" calcext:value-type="float">
            <text:p>200</text:p>
          </table:table-cell>
          <table:table-cell table:formula="of:=[.E31]+[.J31]" office:value-type="float" office:value="1616.8" calcext:value-type="float">
            <text:p>1616,8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Куропаткин 10</text:p>
          </table:table-cell>
          <table:table-cell table:formula="of:=[.C31]-0.5" office:value-type="float" office:value="55.5" calcext:value-type="float">
            <text:p>55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2]*[.D32]" office:value-type="float" office:value="1404.15" calcext:value-type="float">
            <text:p>1404,1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09-30" calcext:value-type="date">
            <text:p>30.09.2022</text:p>
          </table:table-cell>
          <table:table-cell table:formula="of:=IF([.G32]&lt;[.F32];0;([.G32]-[.F32]))"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  <table:table-cell table:formula="of:=[.H32]*[.I32]" office:value-type="float" office:value="210" calcext:value-type="float">
            <text:p>210</text:p>
          </table:table-cell>
          <table:table-cell table:formula="of:=[.E32]+[.J32]" office:value-type="float" office:value="1614.15" calcext:value-type="float">
            <text:p>1614,1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Куропаткин 11</text:p>
          </table:table-cell>
          <table:table-cell table:formula="of:=[.C32]-0.5" office:value-type="float" office:value="55" calcext:value-type="float">
            <text:p>5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3]*[.D33]" office:value-type="float" office:value="1391.5" calcext:value-type="float">
            <text:p>1391,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1" calcext:value-type="date">
            <text:p>01.10.2022</text:p>
          </table:table-cell>
          <table:table-cell table:formula="of:=IF([.G33]&lt;[.F33];0;([.G33]-[.F33]))" office:value-type="float" office:value="22" calcext:value-type="float">
            <text:p>22</text:p>
          </table:table-cell>
          <table:table-cell table:formula="of:=10" office:value-type="float" office:value="10" calcext:value-type="float">
            <text:p>10</text:p>
          </table:table-cell>
          <table:table-cell table:formula="of:=[.H33]*[.I33]" office:value-type="float" office:value="220" calcext:value-type="float">
            <text:p>220</text:p>
          </table:table-cell>
          <table:table-cell table:formula="of:=[.E33]+[.J33]" office:value-type="float" office:value="1611.5" calcext:value-type="float">
            <text:p>1611,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Куропаткин 12</text:p>
          </table:table-cell>
          <table:table-cell table:formula="of:=[.C33]-0.5" office:value-type="float" office:value="54.5" calcext:value-type="float">
            <text:p>54,5</text:p>
          </table:table-cell>
          <table:table-cell table:formula="of:=1.1*[.$A$1]" office:value-type="float" office:value="25.3" calcext:value-type="float">
            <text:p>25,3</text:p>
          </table:table-cell>
          <table:table-cell table:formula="of:=[.C34]*[.D34]" office:value-type="float" office:value="1378.85" calcext:value-type="float">
            <text:p>1378,8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2" calcext:value-type="date">
            <text:p>02.10.2022</text:p>
          </table:table-cell>
          <table:table-cell table:formula="of:=IF([.G34]&lt;[.F34];0;([.G34]-[.F34]))" office:value-type="float" office:value="23" calcext:value-type="float">
            <text:p>23</text:p>
          </table:table-cell>
          <table:table-cell table:formula="of:=10" office:value-type="float" office:value="10" calcext:value-type="float">
            <text:p>10</text:p>
          </table:table-cell>
          <table:table-cell table:formula="of:=[.H34]*[.I34]" office:value-type="float" office:value="230" calcext:value-type="float">
            <text:p>230</text:p>
          </table:table-cell>
          <table:table-cell table:formula="of:=[.E34]+[.J34]" office:value-type="float" office:value="1608.85" calcext:value-type="float">
            <text:p>1608,8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Куропаткин 13</text:p>
          </table:table-cell>
          <table:table-cell table:formula="of:=[.C34]-0.5" office:value-type="float" office:value="54" calcext:value-type="float">
            <text:p>54</text:p>
          </table:table-cell>
          <table:table-cell table:formula="of:=1.1*[.$A$1]/2" office:value-type="float" office:value="12.65" calcext:value-type="float">
            <text:p>12,65</text:p>
          </table:table-cell>
          <table:table-cell table:formula="of:=[.C35]*[.D35]" office:value-type="float" office:value="683.1" calcext:value-type="float">
            <text:p>683,1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3" calcext:value-type="date">
            <text:p>03.10.2022</text:p>
          </table:table-cell>
          <table:table-cell table:formula="of:=IF([.G35]&lt;[.F35];0;([.G35]-[.F35]))" office:value-type="float" office:value="24" calcext:value-type="float">
            <text:p>24</text:p>
          </table:table-cell>
          <table:table-cell table:formula="of:=10" office:value-type="float" office:value="10" calcext:value-type="float">
            <text:p>10</text:p>
          </table:table-cell>
          <table:table-cell table:formula="of:=[.H35]*[.I35]" office:value-type="float" office:value="240" calcext:value-type="float">
            <text:p>240</text:p>
          </table:table-cell>
          <table:table-cell table:formula="of:=[.E35]+[.J35]" office:value-type="float" office:value="923.1" calcext:value-type="float">
            <text:p>923,1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Куропаткин 14</text:p>
          </table:table-cell>
          <table:table-cell table:formula="of:=[.C35]-0.5" office:value-type="float" office:value="53.5" calcext:value-type="float">
            <text:p>53,5</text:p>
          </table:table-cell>
          <table:table-cell table:formula="of:=1.1*[.$A$1]/2" office:value-type="float" office:value="12.65" calcext:value-type="float">
            <text:p>12,65</text:p>
          </table:table-cell>
          <table:table-cell table:formula="of:=[.C36]*[.D36]" office:value-type="float" office:value="676.775" calcext:value-type="float">
            <text:p>676,77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4" calcext:value-type="date">
            <text:p>04.10.2022</text:p>
          </table:table-cell>
          <table:table-cell table:formula="of:=IF([.G36]&lt;[.F36];0;([.G36]-[.F36]))" office:value-type="float" office:value="25" calcext:value-type="float">
            <text:p>25</text:p>
          </table:table-cell>
          <table:table-cell table:formula="of:=10" office:value-type="float" office:value="10" calcext:value-type="float">
            <text:p>10</text:p>
          </table:table-cell>
          <table:table-cell table:formula="of:=[.H36]*[.I36]" office:value-type="float" office:value="250" calcext:value-type="float">
            <text:p>250</text:p>
          </table:table-cell>
          <table:table-cell table:formula="of:=[.E36]+[.J36]" office:value-type="float" office:value="926.775" calcext:value-type="float">
            <text:p>926,77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Куропаткин 15</text:p>
          </table:table-cell>
          <table:table-cell table:formula="of:=[.C36]-0.5" office:value-type="float" office:value="53" calcext:value-type="float">
            <text:p>53</text:p>
          </table:table-cell>
          <table:table-cell table:formula="of:=1.1*[.$A$1]/2" office:value-type="float" office:value="12.65" calcext:value-type="float">
            <text:p>12,65</text:p>
          </table:table-cell>
          <table:table-cell table:formula="of:=[.C37]*[.D37]" office:value-type="float" office:value="670.45" calcext:value-type="float">
            <text:p>670,4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5" calcext:value-type="date">
            <text:p>05.10.2022</text:p>
          </table:table-cell>
          <table:table-cell table:formula="of:=IF([.G37]&lt;[.F37];0;([.G37]-[.F37]))" office:value-type="float" office:value="26" calcext:value-type="float">
            <text:p>26</text:p>
          </table:table-cell>
          <table:table-cell table:formula="of:=10" office:value-type="float" office:value="10" calcext:value-type="float">
            <text:p>10</text:p>
          </table:table-cell>
          <table:table-cell table:formula="of:=[.H37]*[.I37]" office:value-type="float" office:value="260" calcext:value-type="float">
            <text:p>260</text:p>
          </table:table-cell>
          <table:table-cell table:formula="of:=[.E37]+[.J37]" office:value-type="float" office:value="930.45" calcext:value-type="float">
            <text:p>930,45</text:p>
          </table:table-cell>
          <table:table-cell table:style-name="Default"/>
          <table:table-cell table:number-columns-repeated="1637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Куропаткин 16</text:p>
          </table:table-cell>
          <table:table-cell table:formula="of:=[.C37]-0.5" office:value-type="float" office:value="52.5" calcext:value-type="float">
            <text:p>52,5</text:p>
          </table:table-cell>
          <table:table-cell table:formula="of:=1.1*[.$A$1]/2" office:value-type="float" office:value="12.65" calcext:value-type="float">
            <text:p>12,65</text:p>
          </table:table-cell>
          <table:table-cell table:formula="of:=[.C38]*[.D38]" office:value-type="float" office:value="664.125" calcext:value-type="float">
            <text:p>664,125</text:p>
          </table:table-cell>
          <table:table-cell table:style-name="ce5" office:value-type="date" office:date-value="2022-09-09" calcext:value-type="date">
            <text:p>09.09.2022</text:p>
          </table:table-cell>
          <table:table-cell table:style-name="ce5" office:value-type="date" office:date-value="2022-10-06" calcext:value-type="date">
            <text:p>06.10.2022</text:p>
          </table:table-cell>
          <table:table-cell table:formula="of:=IF([.G38]&lt;[.F38];0;([.G38]-[.F38]))"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  <table:table-cell table:formula="of:=[.H38]*[.I38]" office:value-type="float" office:value="270" calcext:value-type="float">
            <text:p>270</text:p>
          </table:table-cell>
          <table:table-cell table:formula="of:=[.E38]+[.J38]" office:value-type="float" office:value="934.125" calcext:value-type="float">
            <text:p>934,125</text:p>
          </table:table-cell>
          <table:table-cell table:style-name="Default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Общая сумма графы “Итого” , руб</text:p>
          </table:table-cell>
          <table:table-cell table:style-name="ce4" table:formula="of:=SUM([.K3:.K38])" office:value-type="float" office:value="56872.05" calcext:value-type="float">
            <text:p><text:s/>56 872 <text:s text:c="3"/>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Средняя площадь, кв.м</text:p>
          </table:table-cell>
          <table:table-cell table:formula="of:=AVERAGE([.C3:.C38])" office:value-type="float" office:value="61.25" calcext:value-type="float">
            <text:p>61,25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Максимальный срок просрочки, дней</text:p>
          </table:table-cell>
          <table:table-cell table:formula="of:=MAX([.H3:.H38])" office:value-type="float" office:value="27" calcext:value-type="float">
            <text:p>27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Максимальная сумма к оплате, руб</text:p>
          </table:table-cell>
          <table:table-cell table:formula="of:=MAX([.K3:.K38])" office:value-type="float" office:value="1771" calcext:value-type="float">
            <text:p>1771</text:p>
          </table:table-cell>
          <table:table-cell table:number-columns-repeated="16381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9:34</meta:creation-date>
    <dc:date>2022-10-19T23:03:49.727000000</dc:date>
    <meta:generator>LibreOffice/7.4.1.2$Windows_X86_64 LibreOffice_project/3c58a8f3a960df8bc8fd77b461821e42c061c5f0</meta:generator>
    <meta:editing-duration>PT7M6S</meta:editing-duration>
    <meta:editing-cycles>1</meta:editing-cycles>
    <meta:document-statistic meta:table-count="1" meta:cell-count="416" meta:object-count="0"/>
    <meta:user-defined meta:name="AppVersion">16.0300</meta:user-defined>
  </office:meta>
</office:document-meta>
</file>